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12. Size of covariance matrix is 2576x2576, rank of the covariance is at most 119.</text:p>
      <text:p text:style-name="Standard"/>
      <text:p text:style-name="Standard">T13. Size of Gram Matrix is 120x120, rank of Gram Matrix is </text:p>
      <text:p text:style-name="Standard"/>
      <text:p text:style-name="Standard">T14. </text:p>
      <text:p text:style-name="Standard"/>
      <text:p text:style-name="Standard">T15. We found 119 non-zero eigenvalu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sit Wajanasara</meta:initial-creator>
    <meta:creation-date>2018-10-12T23:36:37</meta:creation-date>
    <dc:date>2018-10-13T00:46:18</dc:date>
    <dc:creator>Pisit Wajanasara</dc:creator>
    <meta:editing-duration>PT53M53S</meta:editing-duration>
    <meta:editing-cycles>3</meta:editing-cycles>
    <meta:generator>OpenOffice/4.1.5$Unix OpenOffice.org_project/415m1$Build-9789</meta:generator>
    <meta:document-statistic meta:table-count="0" meta:image-count="0" meta:object-count="0" meta:page-count="1" meta:paragraph-count="4" meta:word-count="34" meta:character-count="186"/>
  </office:meta>
</office:document-meta>
</file>